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1812" officeooo:paragraph-rsid="002f0b25" style:font-weight-asian="bold" style:font-weight-complex="bold"/>
    </style:style>
    <style:style style:name="P2" style:family="paragraph" style:parent-style-name="Heading_20_2">
      <style:text-properties officeooo:rsid="001d4a08" officeooo:paragraph-rsid="0008f6e7"/>
    </style:style>
    <style:style style:name="P3" style:family="paragraph" style:parent-style-name="Text_20_body">
      <style:text-properties fo:font-weight="bold" officeooo:rsid="0034ae84" officeooo:paragraph-rsid="0034ae84" style:font-weight-asian="bold" style:font-weight-complex="bold"/>
    </style:style>
    <style:style style:name="P4" style:family="paragraph" style:parent-style-name="Text_20_body">
      <style:text-properties fo:font-weight="normal" officeooo:rsid="0034ae84" officeooo:paragraph-rsid="0034ae84" style:font-weight-asian="normal" style:font-weight-complex="normal"/>
    </style:style>
    <style:style style:name="P5" style:family="paragraph" style:parent-style-name="Heading_20_2">
      <style:paragraph-properties fo:break-before="page"/>
      <style:text-properties officeooo:rsid="00100da8" officeooo:paragraph-rsid="00100da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f0b25" style:font-weight-asian="normal" style:font-weight-complex="normal"/>
    </style:style>
    <style:style style:name="T3" style:family="text">
      <style:text-properties officeooo:rsid="001bce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<text:span text:style-name="T1"> Pradyumn R Pai<text:tab/><text:tab/><text:tab/><text:tab/><text:tab/><text:tab/><text:tab/></text:span><text:span text:style-name="T2"/></text:p>
      <text:p text:style-name="P1">Roll No:<text:span text:style-name="T1"> 50</text:span></text:p>
      <text:p text:style-name="P1">Class: <text:span text:style-name="T1">CS</text:span><text:span text:style-name="T2">7</text:span><text:span text:style-name="T1">A</text:span></text:p>
      <text:h text:style-name="P2" text:outline-level="2">PROGRAM <text:span text:style-name="T3">CODE</text:span></text:h>
      <text:p text:style-name="P3">nfa_ds.c:</text:p>
      <text:p text:style-name="P4">#include &lt;stdlib.h&gt;</text:p>
      <text:p text:style-name="P4">#include &lt;stdbool.h&gt;</text:p>
      <text:p text:style-name="P4">#include &lt;string.h&gt;</text:p>
      <text:p text:style-name="P4"/>
      <text:p text:style-name="P4">struct TransitionNode {</text:p>
      <text:p text:style-name="P4"><text:s text:c="4"/>int target_state;</text:p>
      <text:p text:style-name="P4"><text:s text:c="4"/>char input;</text:p>
      <text:p text:style-name="P4"><text:s text:c="4"/>struct TransitionNode* next;</text:p>
      <text:p text:style-name="P4">};</text:p>
      <text:p text:style-name="P4"/>
      <text:p text:style-name="P4">struct State {</text:p>
      <text:p text:style-name="P4"><text:s text:c="4"/>int id;</text:p>
      <text:p text:style-name="P4"><text:s text:c="4"/>struct TransitionNode* transitionListHead;</text:p>
      <text:p text:style-name="P4"><text:s text:c="4"/>bool finalState;</text:p>
      <text:p text:style-name="P4">};</text:p>
      <text:p text:style-name="P4"/>
      <text:p text:style-name="P4">struct NFA {</text:p>
      <text:p text:style-name="P4"><text:s text:c="4"/>int stateNum;</text:p>
      <text:p text:style-name="P4"><text:s text:c="4"/>char * inputAlphabet;</text:p>
      <text:p text:style-name="P4"><text:s text:c="4"/>struct State* stateList;</text:p>
      <text:p text:style-name="P4">};</text:p>
      <text:p text:style-name="P4"/>
      <text:p text:style-name="P4">struct NFA* init_NFA(int n, char* inputAlphabet){</text:p>
      <text:p text:style-name="P4"><text:s text:c="4"/>struct NFA* out = malloc(sizeof(struct NFA));</text:p>
      <text:p text:style-name="P4"><text:s text:c="4"/>if (!out){</text:p>
      <text:p text:style-name="P4"><text:s text:c="8"/>return NULL; //failed allocation</text:p>
      <text:p text:style-name="P4"><text:s text:c="4"/>}</text:p>
      <text:p text:style-name="P4"><text:soft-page-break/></text:p>
      <text:p text:style-name="P4"><text:s text:c="4"/>out-&gt;stateNum = n;</text:p>
      <text:p text:style-name="P4"><text:s text:c="4"/>out-&gt;inputAlphabet = inputAlphabet;</text:p>
      <text:p text:style-name="P4"><text:s text:c="4"/>out-&gt;stateList = malloc(sizeof(struct State)*n);</text:p>
      <text:p text:style-name="P4"><text:s text:c="4"/>if (!out-&gt;stateList){</text:p>
      <text:p text:style-name="P4"><text:s text:c="8"/>free(out);</text:p>
      <text:p text:style-name="P4"><text:s text:c="8"/>return NULL;</text:p>
      <text:p text:style-name="P4"><text:s text:c="4"/>}</text:p>
      <text:p text:style-name="P4"/>
      <text:p text:style-name="P4"><text:s text:c="4"/>for (int i=0;i&lt;n;++i){</text:p>
      <text:p text:style-name="P4"><text:s text:c="8"/>out-&gt;stateList[i].id = i;</text:p>
      <text:p text:style-name="P4"><text:s text:c="8"/>out-&gt;stateList[i].transitionListHead = NULL;</text:p>
      <text:p text:style-name="P4"><text:s text:c="8"/>out-&gt;stateList[i].finalState = false;</text:p>
      <text:p text:style-name="P4"><text:s text:c="4"/>}</text:p>
      <text:p text:style-name="P4"/>
      <text:p text:style-name="P4"><text:s text:c="4"/>return out;</text:p>
      <text:p text:style-name="P4">}</text:p>
      <text:p text:style-name="P4"/>
      <text:p text:style-name="P4">void addTransitionNFA(struct NFA* n, int s, int t, char c){</text:p>
      <text:p text:style-name="P4"><text:s text:c="4"/>struct TransitionNode** head = &amp;(n-&gt;stateList[s].transitionListHead);</text:p>
      <text:p text:style-name="P4"><text:s text:c="4"/>while (*head){</text:p>
      <text:p text:style-name="P4"><text:s text:c="8"/>if ((*head)-&gt;input==c &amp;&amp; (*head)-&gt;target_state==t){</text:p>
      <text:p text:style-name="P4"><text:s text:c="12"/>return ; //avoid duplicates</text:p>
      <text:p text:style-name="P4"><text:s text:c="8"/>}</text:p>
      <text:p text:style-name="P4"><text:s text:c="8"/>head = &amp;((*head)-&gt;next);</text:p>
      <text:p text:style-name="P4"><text:s text:c="4"/>}</text:p>
      <text:p text:style-name="P4"><text:s text:c="4"/>*head = malloc(sizeof(struct TransitionNode));</text:p>
      <text:p text:style-name="P4"><text:s text:c="4"/>if (!*head){</text:p>
      <text:p text:style-name="P4"><text:s text:c="8"/>return; // allocation failed</text:p>
      <text:p text:style-name="P4"><text:s text:c="4"/>}</text:p>
      <text:p text:style-name="P4"><text:s text:c="4"/>(*head)-&gt;target_state = t;</text:p>
      <text:p text:style-name="P4"><text:soft-page-break/><text:s text:c="4"/>(*head)-&gt;input = c;</text:p>
      <text:p text:style-name="P4"><text:s text:c="4"/>(*head)-&gt;next = NULL;</text:p>
      <text:p text:style-name="P4">}</text:p>
      <text:p text:style-name="P4"/>
      <text:p text:style-name="P4">void freeStateNFA(struct State s){</text:p>
      <text:p text:style-name="P4"><text:s text:c="4"/>struct TransitionNode* head = s.transitionListHead;</text:p>
      <text:p text:style-name="P4"><text:s text:c="4"/>while (head){</text:p>
      <text:p text:style-name="P4"><text:s text:c="8"/>struct TransitionNode* next = head-&gt;next;</text:p>
      <text:p text:style-name="P4"><text:s text:c="8"/>free(head);</text:p>
      <text:p text:style-name="P4"><text:s text:c="8"/>head = next;</text:p>
      <text:p text:style-name="P4"><text:s text:c="4"/>}</text:p>
      <text:p text:style-name="P4">}</text:p>
      <text:p text:style-name="P4"/>
      <text:p text:style-name="P4">void freeNFA(struct NFA* n){</text:p>
      <text:p text:style-name="P4"><text:s text:c="4"/>if (!n) return;</text:p>
      <text:p text:style-name="P4"><text:s text:c="4"/>for (int i=0;i&lt;(n-&gt;stateNum);++i){</text:p>
      <text:p text:style-name="P4"><text:s text:c="8"/>freeStateNFA(n-&gt;stateList[i]);</text:p>
      <text:p text:style-name="P4"><text:s text:c="4"/>}</text:p>
      <text:p text:style-name="P4"/>
      <text:p text:style-name="P4"><text:s text:c="4"/>free(n-&gt;inputAlphabet);</text:p>
      <text:p text:style-name="P4"><text:s text:c="4"/>free(n-&gt;stateList);</text:p>
      <text:p text:style-name="P4"><text:s text:c="4"/>free(n);</text:p>
      <text:p text:style-name="P4">}</text:p>
      <text:p text:style-name="P4"/>
      <text:p text:style-name="P4">void printNFA(struct NFA* nfa){</text:p>
      <text:p text:style-name="P4"><text:s text:c="4"/>printf("The transition table is as follows:\n");</text:p>
      <text:p text:style-name="P4"><text:s text:c="4"/>int n = nfa-&gt;stateNum;</text:p>
      <text:p text:style-name="P4"><text:s text:c="4"/>int m = strlen(nfa-&gt;inputAlphabet);</text:p>
      <text:p text:style-name="P4"><text:s text:c="4"/>printf("\t");</text:p>
      <text:p text:style-name="P4"><text:s text:c="4"/>for (int i=0;i&lt;m;++i){</text:p>
      <text:p text:style-name="P4"><text:s text:c="8"/>printf("%c\t",nfa-&gt;inputAlphabet[i]);</text:p>
      <text:p text:style-name="P4"><text:soft-page-break/><text:s text:c="4"/>}</text:p>
      <text:p text:style-name="P4"><text:s text:c="4"/>printf("epsilon\n");</text:p>
      <text:p text:style-name="P4"><text:s text:c="4"/>for (int i=0;i&lt;n;++i){</text:p>
      <text:p text:style-name="P4"><text:s text:c="8"/>if (i==0){</text:p>
      <text:p text:style-name="P4"><text:s text:c="12"/>printf("-&gt;");</text:p>
      <text:p text:style-name="P4"><text:s text:c="8"/>}</text:p>
      <text:p text:style-name="P4"><text:s text:c="8"/>if (nfa-&gt;stateList[i].finalState){</text:p>
      <text:p text:style-name="P4"><text:s text:c="12"/>printf("*");</text:p>
      <text:p text:style-name="P4"><text:s text:c="8"/>}</text:p>
      <text:p text:style-name="P4"><text:s text:c="8"/>printf("q%d\t",i);</text:p>
      <text:p text:style-name="P4"><text:s text:c="8"/>struct State s = nfa-&gt;stateList[i];</text:p>
      <text:p text:style-name="P4"><text:s text:c="8"/>for (int j=0;j&lt;=m;++j){</text:p>
      <text:p text:style-name="P4"><text:s text:c="12"/>char c = nfa-&gt;inputAlphabet[j];</text:p>
      <text:p text:style-name="P4"><text:s text:c="12"/>if (j==m){</text:p>
      <text:p text:style-name="P4"><text:s text:c="16"/>c = 'e';</text:p>
      <text:p text:style-name="P4"><text:s text:c="12"/>}</text:p>
      <text:p text:style-name="P4"><text:s text:c="12"/>for (struct TransitionNode *current=s.transitionListHead;current;current=current-&gt;next){</text:p>
      <text:p text:style-name="P4"><text:s text:c="16"/>if (current-&gt;input==c){</text:p>
      <text:p text:style-name="P4"><text:s text:c="20"/>printf("q%d",current-&gt;target_state);</text:p>
      <text:p text:style-name="P4"><text:s text:c="16"/>}</text:p>
      <text:p text:style-name="P4"><text:s text:c="12"/>}</text:p>
      <text:p text:style-name="P4"><text:s text:c="12"/>printf("\t");</text:p>
      <text:p text:style-name="P4"><text:s text:c="8"/>}</text:p>
      <text:p text:style-name="P4"><text:s text:c="8"/>printf("\n");</text:p>
      <text:p text:style-name="P4"><text:s text:c="4"/>}</text:p>
      <text:p text:style-name="P4">}</text:p>
      <text:p text:style-name="P4"/>
      <text:p text:style-name="P4"/>
      <text:p text:style-name="P4">struct NFA* readNFA() {</text:p>
      <text:p text:style-name="P4"><text:s text:c="4"/>// read input</text:p>
      <text:p text:style-name="P4"><text:soft-page-break/><text:s text:c="4"/>int n, m, t, f;</text:p>
      <text:p text:style-name="P4"><text:s text:c="4"/>scanf("%d%d%d%d", &amp;n, &amp;f, &amp;m, &amp;t);</text:p>
      <text:p text:style-name="P4"><text:s text:c="4"/>if (f&lt;0 || f&gt;n){</text:p>
      <text:p text:style-name="P4"><text:s text:c="8"/>printf("Invalid number of final states\n");</text:p>
      <text:p text:style-name="P4"><text:s text:c="8"/>return NULL;</text:p>
      <text:p text:style-name="P4"><text:s text:c="4"/>}</text:p>
      <text:p text:style-name="P4"><text:s text:c="4"/></text:p>
      <text:p text:style-name="P4"><text:s text:c="4"/>int finalStates[f];</text:p>
      <text:p text:style-name="P4"><text:s text:c="4"/>for (int i=0;i&lt;f;++i){</text:p>
      <text:p text:style-name="P4"><text:s text:c="8"/>scanf("%d",finalStates+i);</text:p>
      <text:p text:style-name="P4"><text:s text:c="8"/>if (finalStates[i]&lt;0 || finalStates[i]&gt;=n){</text:p>
      <text:p text:style-name="P4"><text:s text:c="12"/>printf("Invalid final state %d\n",finalStates[i]);</text:p>
      <text:p text:style-name="P4"><text:s text:c="12"/>return NULL;</text:p>
      <text:p text:style-name="P4"><text:s text:c="8"/>}</text:p>
      <text:p text:style-name="P4"><text:s text:c="4"/>}</text:p>
      <text:p text:style-name="P4"><text:s text:c="4"/></text:p>
      <text:p text:style-name="P4"><text:s text:c="4"/></text:p>
      <text:p text:style-name="P4"><text:s text:c="4"/>char* inputChars = malloc(sizeof(char)*(m+1));</text:p>
      <text:p text:style-name="P4"><text:s text:c="4"/>if (!inputChars) {</text:p>
      <text:p text:style-name="P4"><text:s text:c="8"/>printf("Failed to allocate memory for input characters\n");</text:p>
      <text:p text:style-name="P4"><text:s text:c="8"/>return NULL;</text:p>
      <text:p text:style-name="P4"><text:s text:c="4"/>}</text:p>
      <text:p text:style-name="P4"/>
      <text:p text:style-name="P4"><text:s text:c="4"/>scanf("%s\n", inputChars);</text:p>
      <text:p text:style-name="P4"><text:s text:c="4"/>if (strlen(inputChars) != m) {</text:p>
      <text:p text:style-name="P4"><text:s text:c="8"/>free(inputChars);</text:p>
      <text:p text:style-name="P4"><text:s text:c="8"/>printf("Input characters length mismatch\n");</text:p>
      <text:p text:style-name="P4"><text:s text:c="8"/>return NULL;</text:p>
      <text:p text:style-name="P4"><text:s text:c="4"/>}</text:p>
      <text:p text:style-name="P4"/>
      <text:p text:style-name="P4"><text:s text:c="4"/>struct NFA *nfa = init_NFA(n,inputChars);</text:p>
      <text:p text:style-name="P4"><text:soft-page-break/><text:s text:c="4"/>if (!nfa) {</text:p>
      <text:p text:style-name="P4"><text:s text:c="8"/>free(inputChars);</text:p>
      <text:p text:style-name="P4"><text:s text:c="8"/>printf("Failed to initialize NFA\n");</text:p>
      <text:p text:style-name="P4"><text:s text:c="8"/>return NULL;</text:p>
      <text:p text:style-name="P4"><text:s text:c="4"/>}</text:p>
      <text:p text:style-name="P4"/>
      <text:p text:style-name="P4"><text:s text:c="4"/>for (int i=0;i&lt;f;++i){</text:p>
      <text:p text:style-name="P4"><text:s text:c="8"/>nfa-&gt;stateList[finalStates[i]].finalState = true;</text:p>
      <text:p text:style-name="P4"><text:s text:c="4"/>}</text:p>
      <text:p text:style-name="P4"/>
      <text:p text:style-name="P4"><text:s text:c="4"/>for (int i = 0; i &lt; t; ++i) {</text:p>
      <text:p text:style-name="P4"><text:s text:c="8"/>int a, b;</text:p>
      <text:p text:style-name="P4"><text:s text:c="8"/>char c;</text:p>
      <text:p text:style-name="P4"><text:s text:c="8"/>scanf("q%d q%d %c\n", &amp;a, &amp;b, &amp;c);</text:p>
      <text:p text:style-name="P4"><text:s text:c="8"/>if (a &lt; 0 || a &gt;= n || b &lt; 0 || b &gt;= n) {</text:p>
      <text:p text:style-name="P4"><text:s text:c="12"/>printf("Invalid transition from %d to %d\n", a, b);</text:p>
      <text:p text:style-name="P4"><text:s text:c="12"/>freeNFA(nfa);</text:p>
      <text:p text:style-name="P4"><text:s text:c="12"/>return NULL;</text:p>
      <text:p text:style-name="P4"><text:s text:c="8"/>}</text:p>
      <text:p text:style-name="P4"><text:s text:c="8"/>bool validChar = false;</text:p>
      <text:p text:style-name="P4"><text:s text:c="8"/>for (int j = 0; j &lt; m; ++j) {</text:p>
      <text:p text:style-name="P4"><text:s text:c="12"/>if (inputChars[j] == c) {</text:p>
      <text:p text:style-name="P4"><text:s text:c="16"/>validChar = true;</text:p>
      <text:p text:style-name="P4"><text:s text:c="16"/>break;</text:p>
      <text:p text:style-name="P4"><text:s text:c="12"/>}</text:p>
      <text:p text:style-name="P4"><text:s text:c="8"/>}</text:p>
      <text:p text:style-name="P4"><text:s text:c="8"/>if (!validChar &amp;&amp; c != 'e') { // 'e' for epsilon transition</text:p>
      <text:p text:style-name="P4"><text:s text:c="12"/>printf("Invalid input character '%c' for transition from %d to %d\n", c, a, b);</text:p>
      <text:p text:style-name="P4"><text:s text:c="12"/>freeNFA(nfa);</text:p>
      <text:p text:style-name="P4"><text:s text:c="12"/>return NULL;</text:p>
      <text:p text:style-name="P4"><text:s text:c="8"/>}</text:p>
      <text:p text:style-name="P4"><text:soft-page-break/><text:s text:c="8"/>addTransitionNFA(nfa, a, b, c);</text:p>
      <text:p text:style-name="P4"><text:s text:c="4"/>}</text:p>
      <text:p text:style-name="P4"><text:s text:c="4"/>return nfa;</text:p>
      <text:p text:style-name="P4">}</text:p>
      <text:p text:style-name="P3">enfa_functions.c:</text:p>
      <text:p text:style-name="P4">#include "nfa_ds.c"</text:p>
      <text:p text:style-name="P4">void dfs_closure(struct NFA* nfa,int state, bool visited[]){</text:p>
      <text:p text:style-name="P4"><text:s text:c="4"/>if (visited[state]) return;</text:p>
      <text:p text:style-name="P4"><text:s text:c="4"/>visited[state] = true;</text:p>
      <text:p text:style-name="P4"><text:s text:c="4"/>for (struct TransitionNode* current = (nfa-&gt;stateList[state]).transitionListHead;current;current = current-&gt;next){</text:p>
      <text:p text:style-name="P4"><text:s text:c="8"/>if (current-&gt;input=='e'){</text:p>
      <text:p text:style-name="P4"><text:s text:c="12"/>dfs_closure(nfa,current-&gt;target_state,visited);</text:p>
      <text:p text:style-name="P4"><text:s text:c="8"/>}</text:p>
      <text:p text:style-name="P4"><text:s text:c="4"/>}</text:p>
      <text:p text:style-name="P4">}</text:p>
      <text:p text:style-name="P4"/>
      <text:p text:style-name="P4">bool* find_epsilon_closure(struct NFA* nfa, int state){</text:p>
      <text:p text:style-name="P4"><text:s text:c="4"/>int n = nfa-&gt;stateNum;</text:p>
      <text:p text:style-name="P4"><text:s text:c="4"/>int m = strlen(nfa-&gt;inputAlphabet);</text:p>
      <text:p text:style-name="P4"><text:s text:c="4"/>bool* closure = malloc(sizeof(bool)*n);</text:p>
      <text:p text:style-name="P4"><text:s text:c="4"/>for (int i=0;i&lt;n;++i){</text:p>
      <text:p text:style-name="P4"><text:s text:c="8"/>closure[i] = false;</text:p>
      <text:p text:style-name="P4"><text:s text:c="4"/>}</text:p>
      <text:p text:style-name="P4"><text:s text:c="4"/>dfs_closure(nfa,state,closure);</text:p>
      <text:p text:style-name="P4"><text:s text:c="4"/>return closure;</text:p>
      <text:p text:style-name="P4">}</text:p>
      <text:p text:style-name="P4"/>
      <text:p text:style-name="P3">epsilon_closure.c:</text:p>
      <text:p text:style-name="P4">#include &lt;stdio.h&gt;</text:p>
      <text:p text:style-name="P4">#include "enfa_functions.c"</text:p>
      <text:p text:style-name="P4"><text:soft-page-break/></text:p>
      <text:p text:style-name="P4">void print_epsilon_closure(struct NFA* nfa,int state){</text:p>
      <text:p text:style-name="P4"><text:s text:c="4"/>bool* closure = find_epsilon_closure(nfa,state);</text:p>
      <text:p text:style-name="P4"/>
      <text:p text:style-name="P4"><text:s text:c="4"/>printf("The epsilon closure of state %d is: {",state);</text:p>
      <text:p text:style-name="P4"><text:s text:c="4"/>bool flag = false;</text:p>
      <text:p text:style-name="P4"><text:s text:c="4"/>for (int i=0;i&lt;nfa-&gt;stateNum;++i){</text:p>
      <text:p text:style-name="P4"><text:s text:c="8"/>if (!closure[i]) continue;</text:p>
      <text:p text:style-name="P4"><text:s text:c="8"/>if (flag){</text:p>
      <text:p text:style-name="P4"><text:s text:c="12"/>printf(",");</text:p>
      <text:p text:style-name="P4"><text:s text:c="8"/>}</text:p>
      <text:p text:style-name="P4"><text:s text:c="8"/>flag = true;</text:p>
      <text:p text:style-name="P4"><text:s text:c="8"/>printf("q%d",i);</text:p>
      <text:p text:style-name="P4"><text:s text:c="4"/>}</text:p>
      <text:p text:style-name="P4"><text:s text:c="4"/>printf("}\n");</text:p>
      <text:p text:style-name="P4"/>
      <text:p text:style-name="P4"><text:s text:c="4"/>free(closure);</text:p>
      <text:p text:style-name="P4">}</text:p>
      <text:p text:style-name="P4"/>
      <text:p text:style-name="P4">int main(){</text:p>
      <text:p text:style-name="P4"><text:s text:c="4"/>struct NFA* nfa = readNFA();</text:p>
      <text:p text:style-name="P4"><text:s text:c="4"/>if (!nfa) return 1;</text:p>
      <text:p text:style-name="P4"><text:s text:c="4"/>printNFA(nfa);</text:p>
      <text:p text:style-name="P4"><text:s text:c="4"/></text:p>
      <text:p text:style-name="P4"><text:s text:c="4"/>// epsilon closure</text:p>
      <text:p text:style-name="P4"><text:s text:c="4"/>for (int i=0;i&lt;nfa-&gt;stateNum;++i){</text:p>
      <text:p text:style-name="P4"><text:s text:c="8"/>print_epsilon_closure(nfa,i);</text:p>
      <text:p text:style-name="P4"><text:s text:c="4"/>}</text:p>
      <text:p text:style-name="P4"/>
      <text:p text:style-name="P4"><text:s text:c="4"/>freeNFA(nfa);</text:p>
      <text:p text:style-name="P4"><text:s text:c="4"/>return 0;</text:p>
      <text:p text:style-name="P4"><text:soft-page-break/>}</text:p>
      <text:p text:style-name="P4"/>
      <text:h text:style-name="P5" text:outline-level="2" text:is-list-header="true">OUTPUT:</text:h>
      <text:p text:style-name="P3">input.txt:</text:p>
      <text:p text:style-name="P4">5 1 2 7</text:p>
      <text:p text:style-name="P4">2</text:p>
      <text:p text:style-name="P4">01</text:p>
      <text:p text:style-name="P4">q0 q1 1</text:p>
      <text:p text:style-name="P4">q1 q0 1</text:p>
      <text:p text:style-name="P4">q0 q2 e</text:p>
      <text:p text:style-name="P4">q2 q3 0</text:p>
      <text:p text:style-name="P4">q3 q2 0</text:p>
      <text:p text:style-name="P4">q2 q4 1</text:p>
      <text:p text:style-name="P4">q4 q2 0</text:p>
      <text:p text:style-name="P3">output:</text:p>
      <text:p text:style-name="P4">The transition table is as follows:</text:p>
      <text:p text:style-name="P4"><text:s text:c="8"/>0 <text:s text:c="6"/>1 <text:s text:c="6"/>epsilon</text:p>
      <text:p text:style-name="P4">-&gt;q0 <text:s text:c="11"/>q1 <text:s text:c="5"/>q2</text:p>
      <text:p text:style-name="P4">q1 <text:s text:c="13"/>q0</text:p>
      <text:p text:style-name="P4">*q2 <text:s text:c="4"/>q3 <text:s text:c="5"/>q4</text:p>
      <text:p text:style-name="P4">q3 <text:s text:c="5"/>q2</text:p>
      <text:p text:style-name="P4">q4 <text:s text:c="5"/>q2</text:p>
      <text:p text:style-name="P4">The epsilon closure of state 0 is: {q0,q2}</text:p>
      <text:p text:style-name="P4">The epsilon closure of state 1 is: {q1}</text:p>
      <text:p text:style-name="P4">The epsilon closure of state 2 is: {q2}</text:p>
      <text:p text:style-name="P4">The epsilon closure of state 3 is: {q3}</text:p>
      <text:p text:style-name="P4">The epsilon closure of state 4 is: {q4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655cm" fo:margin-bottom="1.984cm" fo:margin-left="2cm" fo:margin-right="2cm" fo:border="0.06pt solid #000000" fo:padding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6-09T21:25:54.708728899</meta:creation-date>
    <dc:date>2025-08-18T11:33:04.152209290</dc:date>
    <meta:editing-duration>PT5H53M52S</meta:editing-duration>
    <meta:editing-cycles>18</meta:editing-cycles>
    <meta:generator>LibreOffice/25.2.5.2$Linux_X86_64 LibreOffice_project/520$Build-2</meta:generator>
    <meta:document-statistic meta:table-count="0" meta:image-count="0" meta:object-count="0" meta:page-count="10" meta:paragraph-count="248" meta:word-count="693" meta:character-count="6200" meta:non-whitespace-character-count="4464"/>
  </office:meta>
</office:document-meta>
</file>